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6b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REATE TABLE <text:span text:style-name="T1">users</text:span>(</text:p>
      <text:p text:style-name="Preformatted_20_Text"><text:s text:c="3"/><text:span text:style-name="T1">UUID</text:span> <text:span text:style-name="T1">Char(50) </text:span>PRIMARY KEY <text:span text:style-name="T1">NOT NULL</text:span></text:p>
      <text:p text:style-name="Preformatted_20_Text"><text:s text:c="3"/><text:span text:style-name="T1">Username</text:span> <text:span text:style-name="T1">Char(50) NOT NULL</text:span>,</text:p>
      <text:p text:style-name="Preformatted_20_Text"><text:s text:c="3"/><text:span text:style-name="T1">Password</text:span> <text:span text:style-name="T1">Char(50) NOT NULL</text:span></text:p>
      <text:p text:style-name="P1">);</text:p>
      <text:p text:style-name="P1">CREATE TABLE <text:span text:style-name="T1">games</text:span>(</text:p>
      <text:p text:style-name="Preformatted_20_Text"><text:s text:c="3"/><text:span text:style-name="T1">UUID</text:span> <text:span text:style-name="T1">Char(50) </text:span>PRIMARY KEY <text:span text:style-name="T1">NOT NULL</text:span>,</text:p>
      <text:p text:style-name="Preformatted_20_Text"><text:s text:c="3"/><text:span text:style-name="T1">Game</text:span> <text:span text:style-name="T1">BLOB NOT NULL</text:span></text:p>
      <text:p text:style-name="P1">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an Chipman</meta:initial-creator>
    <meta:creation-date>2015-11-30T12:19:08.606196551</meta:creation-date>
    <dc:date>2015-11-30T12:23:56.660038571</dc:date>
    <dc:creator>Jordan Chipman</dc:creator>
    <meta:editing-duration>PT4M48S</meta:editing-duration>
    <meta:editing-cycles>1</meta:editing-cycles>
    <meta:document-statistic meta:table-count="0" meta:image-count="0" meta:object-count="0" meta:page-count="1" meta:paragraph-count="9" meta:word-count="32" meta:character-count="197" meta:non-whitespace-character-count="159"/>
    <meta:generator>LibreOffice/5.0.0.5$Linux_X86_64 LibreOffice_project/437e4abdf9e72fd0a6e6f8697a0e659bc77f9b10</meta:generator>
  </office:meta>
</office:document-meta>
</file>